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c0c0c0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c5613d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0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385cm"/>
    </style:style>
    <style:style style:name="gr10" style:family="graphic" style:parent-style-name="standard">
      <style:graphic-properties svg:stroke-width="0.152cm" svg:stroke-color="#dc2300" draw:marker-start-width="0.533cm" draw:marker-end-width="0.533cm" draw:textarea-horizontal-align="center" draw:textarea-vertical-align="middle" fo:padding-top="0.201cm" fo:padding-bottom="0.201cm" fo:padding-left="0.326cm" fo:padding-right="0.326cm" draw:shadow-offset-x="0.305cm" draw:shadow-offset-y="0.305cm"/>
    </style:style>
    <style:style style:name="P1" style:family="paragraph">
      <style:paragraph-properties fo:text-align="center"/>
      <style:text-properties fo:font-size="14pt" style:font-size-asian="18pt" style:font-weight-asian="normal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174cm" svg:height="1.27cm" svg:x="8.987cm" svg:y="2.923cm">
          <text:p text:style-name="P1">Application</text:p>
        </draw:rect>
        <draw:custom-shape draw:style-name="gr2" draw:text-style-name="P2" draw:layer="layout" svg:width="1.905cm" svg:height="1.905cm" svg:x="14.701cm" svg:y="6.73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3" draw:text-style-name="P2" draw:layer="layout" svg:x1="5.811cm" svg:y1="6.732cm" svg:x2="8.996cm" svg:y2="4.194cm">
          <text:p/>
        </draw:line>
        <draw:custom-shape draw:style-name="gr4" draw:text-style-name="P2" draw:layer="layout" svg:width="2.54cm" svg:height="1.905cm" svg:x="4.541cm" svg:y="6.7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4" draw:text-style-name="P2" draw:layer="layout" svg:width="1.27cm" svg:height="0.635cm" draw:transform="rotate (1.5707963267946) translate (10.591cm 8.337cm)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line draw:style-name="gr5" draw:text-style-name="P2" draw:layer="layout" svg:x1="15.296cm" svg:y1="6.732cm" svg:x2="12.111cm" svg:y2="4.194cm">
          <text:p/>
        </draw:line>
        <draw:line draw:style-name="gr5" draw:text-style-name="P2" draw:layer="layout" svg:x1="7.081cm" svg:y1="7.705cm" svg:x2="10.591cm" svg:y2="7.705cm">
          <text:p/>
        </draw:line>
        <draw:line draw:style-name="gr5" draw:text-style-name="P2" draw:layer="layout" svg:x1="11.181cm" svg:y1="7.705cm" svg:x2="14.691cm" svg:y2="7.705cm">
          <text:p/>
        </draw:line>
        <draw:frame draw:style-name="gr6" draw:text-style-name="P3" draw:layer="layout" svg:width="1.937cm" svg:height="0.806cm" svg:x="4.509cm" svg:y="7.196cm">
          <draw:text-box>
            <text:p text:style-name="P3"><text:span text:style-name="T1">Cubby</text:span></text:p>
          </draw:text-box>
        </draw:frame>
        <draw:frame draw:style-name="gr7" draw:text-style-name="P3" draw:layer="layout" svg:width="3.647cm" svg:height="0.827cm" svg:x="8.986cm" svg:y="8.445cm">
          <draw:text-box>
            <text:p text:style-name="P3">Event Handler</text:p>
          </draw:text-box>
        </draw:frame>
        <draw:line draw:style-name="gr8" draw:text-style-name="P2" draw:layer="layout" svg:x1="3.235cm" svg:y1="9.491cm" svg:x2="18.475cm" svg:y2="9.491cm">
          <text:p/>
        </draw:line>
        <draw:frame draw:style-name="gr9" draw:text-style-name="P4" draw:layer="layout" svg:width="19.59cm" svg:height="0.806cm" svg:x="1cm" svg:y="1.636cm">
          <draw:text-box>
            <text:p text:style-name="P4"><text:span text:style-name="T1">Application with software bug deployed</text:span></text:p>
          </draw:text-box>
        </draw:frame>
        <draw:rect draw:style-name="gr1" draw:text-style-name="P1" draw:layer="layout" svg:width="3.174cm" svg:height="1.27cm" svg:x="8.887cm" svg:y="11.324cm">
          <text:p text:style-name="P1">Application</text:p>
        </draw:rect>
        <draw:custom-shape draw:style-name="gr2" draw:text-style-name="P2" draw:layer="layout" svg:width="1.905cm" svg:height="1.905cm" svg:x="14.601cm" svg:y="15.13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3" draw:text-style-name="P2" draw:layer="layout" svg:x1="5.711cm" svg:y1="15.133cm" svg:x2="8.896cm" svg:y2="12.595cm">
          <text:p/>
        </draw:line>
        <draw:custom-shape draw:style-name="gr4" draw:text-style-name="P2" draw:layer="layout" svg:width="2.54cm" svg:height="1.905cm" svg:x="4.441cm" svg:y="15.1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4" draw:text-style-name="P2" draw:layer="layout" svg:width="1.27cm" svg:height="0.635cm" draw:transform="rotate (1.5707963267946) translate (10.491cm 16.738cm)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line draw:style-name="gr5" draw:text-style-name="P2" draw:layer="layout" svg:x1="15.196cm" svg:y1="15.133cm" svg:x2="12.011cm" svg:y2="12.595cm">
          <text:p/>
        </draw:line>
        <draw:line draw:style-name="gr5" draw:text-style-name="P2" draw:layer="layout" svg:x1="6.981cm" svg:y1="16.106cm" svg:x2="10.491cm" svg:y2="16.106cm">
          <text:p/>
        </draw:line>
        <draw:line draw:style-name="gr5" draw:text-style-name="P2" draw:layer="layout" svg:x1="11.081cm" svg:y1="16.106cm" svg:x2="14.591cm" svg:y2="16.106cm">
          <text:p/>
        </draw:line>
        <draw:frame draw:style-name="gr6" draw:text-style-name="P3" draw:layer="layout" svg:width="1.937cm" svg:height="0.806cm" svg:x="4.409cm" svg:y="15.597cm">
          <draw:text-box>
            <text:p text:style-name="P3"><text:span text:style-name="T1">Cubby</text:span></text:p>
          </draw:text-box>
        </draw:frame>
        <draw:frame draw:style-name="gr7" draw:text-style-name="P3" draw:layer="layout" svg:width="3.647cm" svg:height="0.827cm" svg:x="8.886cm" svg:y="16.846cm">
          <draw:text-box>
            <text:p text:style-name="P3">Event Handler</text:p>
          </draw:text-box>
        </draw:frame>
        <draw:line draw:style-name="gr8" draw:text-style-name="P2" draw:layer="layout" svg:x1="2.935cm" svg:y1="18.292cm" svg:x2="18.175cm" svg:y2="18.292cm">
          <text:p/>
        </draw:line>
        <draw:frame draw:style-name="gr9" draw:text-style-name="P4" draw:layer="layout" svg:width="19.59cm" svg:height="0.806cm" svg:x="1cm" svg:y="9.937cm">
          <draw:text-box>
            <text:p text:style-name="P4"><text:span text:style-name="T1">Corrupt read database and Application Deleted</text:span></text:p>
          </draw:text-box>
        </draw:frame>
        <draw:line draw:style-name="gr10" draw:text-style-name="P2" draw:layer="layout" svg:x1="14.295cm" svg:y1="14.675cm" svg:x2="16.835cm" svg:y2="17.215cm">
          <text:p/>
        </draw:line>
        <draw:line draw:style-name="gr10" draw:text-style-name="P2" draw:layer="layout" svg:x1="16.835cm" svg:y1="14.675cm" svg:x2="14.295cm" svg:y2="17.215cm">
          <text:p/>
        </draw:line>
        <draw:rect draw:style-name="gr1" draw:text-style-name="P1" draw:layer="layout" svg:width="3.174cm" svg:height="1.27cm" svg:x="8.988cm" svg:y="19.924cm">
          <text:p text:style-name="P1">Application</text:p>
        </draw:rect>
        <draw:custom-shape draw:style-name="gr2" draw:text-style-name="P2" draw:layer="layout" svg:width="1.905cm" svg:height="1.905cm" svg:x="14.702cm" svg:y="23.73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3" draw:text-style-name="P2" draw:layer="layout" svg:x1="5.812cm" svg:y1="23.733cm" svg:x2="8.997cm" svg:y2="21.195cm">
          <text:p/>
        </draw:line>
        <draw:custom-shape draw:style-name="gr4" draw:text-style-name="P2" draw:layer="layout" svg:width="2.54cm" svg:height="1.905cm" svg:x="4.542cm" svg:y="23.7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4" draw:text-style-name="P2" draw:layer="layout" svg:width="1.27cm" svg:height="0.635cm" draw:transform="rotate (1.5707963267946) translate (10.592cm 25.338cm)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line draw:style-name="gr5" draw:text-style-name="P2" draw:layer="layout" svg:x1="15.297cm" svg:y1="23.733cm" svg:x2="12.112cm" svg:y2="21.195cm">
          <text:p/>
        </draw:line>
        <draw:line draw:style-name="gr5" draw:text-style-name="P2" draw:layer="layout" svg:x1="7.082cm" svg:y1="24.706cm" svg:x2="10.592cm" svg:y2="24.706cm">
          <text:p/>
        </draw:line>
        <draw:line draw:style-name="gr5" draw:text-style-name="P2" draw:layer="layout" svg:x1="11.182cm" svg:y1="24.706cm" svg:x2="14.692cm" svg:y2="24.706cm">
          <text:p/>
        </draw:line>
        <draw:frame draw:style-name="gr6" draw:text-style-name="P3" draw:layer="layout" svg:width="1.937cm" svg:height="0.806cm" svg:x="4.51cm" svg:y="24.197cm">
          <draw:text-box>
            <text:p text:style-name="P3"><text:span text:style-name="T1">Cubby</text:span></text:p>
          </draw:text-box>
        </draw:frame>
        <draw:frame draw:style-name="gr7" draw:text-style-name="P3" draw:layer="layout" svg:width="3.647cm" svg:height="0.827cm" svg:x="8.987cm" svg:y="25.446cm">
          <draw:text-box>
            <text:p text:style-name="P3">Event Handler</text:p>
          </draw:text-box>
        </draw:frame>
        <draw:line draw:style-name="gr10" draw:text-style-name="P2" draw:layer="layout" svg:x1="9.195cm" svg:y1="10.875cm" svg:x2="11.735cm" svg:y2="13.415cm">
          <text:p/>
        </draw:line>
        <draw:line draw:style-name="gr10" draw:text-style-name="P2" draw:layer="layout" svg:x1="11.735cm" svg:y1="10.875cm" svg:x2="9.195cm" svg:y2="13.415cm">
          <text:p/>
        </draw:line>
        <draw:frame draw:style-name="gr9" draw:text-style-name="P4" draw:layer="layout" svg:width="19.59cm" svg:height="0.806cm" svg:x="1cm" svg:y="18.837cm">
          <draw:text-box>
            <text:p text:style-name="P4"><text:span text:style-name="T1">Application with bug fix deployed, clean database recreat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eve Siebert</meta:initial-creator>
    <meta:creation-date>2014-01-17T07:08:23</meta:creation-date>
    <dc:date>2014-01-17T08:18:26</dc:date>
    <dc:creator>Steve Siebert</dc:creator>
    <meta:editing-duration>PT01H04M50S</meta:editing-duration>
    <meta:editing-cycles>2</meta:editing-cycles>
    <meta:generator>OpenOffice.org/3.2$Unix OpenOffice.org_project/320m19$Build-9505</meta:generator>
    <meta:document-statistic meta:object-count="39"/>
  </office:meta>
</office:document-meta>
</file>